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3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hn Wright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1894</text:p>
      <text:p text:style-name="P5">Month<text:tab/><text:tab/><text:tab/><text:tab/><text:tab/><text:tab/>December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St. Paul</text:p>
      <text:p text:style-name="P5">State<text:tab/><text:tab/><text:tab/><text:tab/><text:tab/><text:tab/>MN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Fragile, some text missing</text:p>
      <text:p text:style-name="P5">Paper size (letter or legal size)<text:tab/><text:tab/>Legal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St Paul Dec [...]/</text:p>
      <text:p text:style-name="P2">Rev &amp; dear Sir:/</text:p>
      <text:p text:style-name="P2"><text:tab/>When I was preparing/ the manuscript of "Early Bibles/ of America" you were kind/ enough to send me information/ in regard to Hebrew Bibles./</text:p>
      <text:p text:style-name="P2"><text:tab/>I am now interested/ in looking up Prayer Books pub-/lished in America. <text:s/>Have you/ seen a volume entitled,/ "Prayers of Israel," with an/ English Translation, published/ in New York in 1860? <text:s/>Can you/ tell where I can secure/ a copy? <text:s/>Can you inform me/ what was the date of the/ first Jewish Prayer Book/ published in this country./ <text:s/>Finally [...] by whom was it/</text:p>
      <text:p text:style-name="P2"/>
      <text:p text:style-name="P2">[Page 2]</text:p>
      <text:p text:style-name="P2">[...]ted./</text:p>
      <text:p text:style-name="P2"><text:tab/>If you could push/ me in the way of getting/ these books, I should be/ pleased to send you a/ copy of the third edition/ of "Early Bibles."/ <text:s/>Very truly yours/ John Wrigh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2:24:01.85</meta:creation-date>
    <meta:document-statistic meta:table-count="0" meta:image-count="0" meta:object-count="0" meta:page-count="2" meta:paragraph-count="68" meta:word-count="303" meta:character-count="2029"/>
    <dc:date>2011-12-22T12:29:54.72</dc:date>
    <dc:creator>Penn Libraries</dc:creator>
    <meta:editing-duration>PT00H05M52S</meta:editing-duration>
    <meta:editing-cycles>1</meta:editing-cycles>
    <meta:generator>OpenOffice.org/3.2$Win32 OpenOffice.org_project/320m12$Build-9483</meta:generator>
  </office:meta>
</office:document-meta>
</file>